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text-properties style:font-name="Arial" fo:font-style="italic" style:font-style-asian="italic" style:font-style-complex="italic"/>
    </style:style>
    <style:style style:name="P8" style:family="paragraph" style:parent-style-name="Standard">
      <style:paragraph-properties fo:text-align="start" style:justify-single-word="false"/>
      <style:text-properties style:font-name="Arial" fo:language="fr" fo:country="CA" fo:font-style="italic" style:font-style-asian="italic" style:font-style-complex="italic"/>
    </style:style>
    <style:style style:name="P9" style:family="paragraph" style:parent-style-name="Standard">
      <style:paragraph-properties fo:text-align="center" style:justify-single-word="false"/>
      <style:text-properties style:font-name="Arial" officeooo:rsid="00195628" officeooo:paragraph-rsid="00195628"/>
    </style:style>
    <style:style style:name="P10" style:family="paragraph" style:parent-style-name="Standard">
      <style:paragraph-properties fo:text-align="start" style:justify-single-word="false"/>
      <style:text-properties style:font-name="Arial" officeooo:rsid="00211610" officeooo:paragraph-rsid="00211610"/>
    </style:style>
    <style:style style:name="P11" style:family="paragraph" style:parent-style-name="Standard">
      <style:paragraph-properties fo:text-align="start" style:justify-single-word="false"/>
      <style:text-properties style:font-name="Arial" officeooo:rsid="0022076f" officeooo:paragraph-rsid="0022076f"/>
    </style:style>
    <style:style style:name="P12" style:family="paragraph" style:parent-style-name="Standard">
      <style:paragraph-properties fo:text-align="start" style:justify-single-word="false"/>
      <style:text-properties style:font-name="Arial" officeooo:rsid="0023f88d" officeooo:paragraph-rsid="0023f88d"/>
    </style:style>
    <style:style style:name="P13" style:family="paragraph" style:parent-style-name="Standard">
      <style:paragraph-properties fo:text-align="start" style:justify-single-word="false"/>
      <style:text-properties style:font-name="Arial" officeooo:rsid="0026895b" officeooo:paragraph-rsid="0026895b"/>
    </style:style>
    <style:style style:name="P14" style:family="paragraph" style:parent-style-name="Standard">
      <style:paragraph-properties fo:text-align="start" style:justify-single-word="false"/>
      <style:text-properties style:font-name="Arial" officeooo:rsid="001afef0" officeooo:paragraph-rsid="001afef0"/>
    </style:style>
    <style:style style:name="P15" style:family="paragraph" style:parent-style-name="Standard">
      <style:paragraph-properties fo:text-align="start" style:justify-single-word="false"/>
      <style:text-properties style:font-name="Arial" officeooo:rsid="001afef0" officeooo:paragraph-rsid="00293072"/>
    </style:style>
    <style:style style:name="P16" style:family="paragraph" style:parent-style-name="Standard">
      <style:paragraph-properties fo:margin-left="1.245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18" style:family="paragraph" style:parent-style-name="Standard" style:list-style-name="L1">
      <style:paragraph-properties fo:text-align="start" style:justify-single-word="false"/>
      <style:text-properties style:font-name="Arial" fo:font-style="italic" style:font-style-asian="italic" style:font-style-complex="italic"/>
    </style:style>
    <style:style style:name="P19" style:family="paragraph" style:parent-style-name="Standard" style:list-style-name="L1">
      <style:paragraph-properties fo:text-align="start" style:justify-single-word="false"/>
      <style:text-properties style:font-name="Arial" fo:language="fr" fo:country="CA" fo:font-style="italic" style:font-style-asian="italic" style:font-style-complex="italic"/>
    </style:style>
    <style:style style:name="T1"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2" style:family="text">
      <style:text-properties fo:language="fr" fo:country="CA"/>
    </style:style>
    <style:style style:name="T3" style:family="text">
      <style:text-properties officeooo:rsid="0017a7b9"/>
    </style:style>
    <style:style style:name="T4" style:family="text">
      <style:text-properties officeooo:rsid="00195628"/>
    </style:style>
    <style:style style:name="T5" style:family="text">
      <style:text-properties officeooo:rsid="001c60aa"/>
    </style:style>
    <style:style style:name="T6" style:family="text">
      <style:text-properties officeooo:rsid="0022076f"/>
    </style:style>
    <style:style style:name="T7" style:family="text">
      <style:text-properties officeooo:rsid="0023f88d"/>
    </style:style>
    <style:style style:name="T8" style:family="text">
      <style:text-properties officeooo:rsid="00293072"/>
    </style:style>
    <style:style style:name="T9" style:family="text">
      <style:text-properties officeooo:rsid="002fa71a"/>
    </style:style>
    <style:style style:name="T10" style:family="text">
      <style:text-properties officeooo:rsid="003588e9"/>
    </style:style>
    <style:style style:name="T11" style:family="text">
      <style:text-properties officeooo:rsid="003627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Polytechnique Montréal</text:p>
      <text:p text:style-name="Standard"/>
      <text:p text:style-name="Standard"/>
      <text:p text:style-name="P3">Département de génie informatique et génie logiciel</text:p>
      <text:p text:style-name="P3"/>
      <text:p text:style-name="P3"/>
      <text:p text:style-name="P3"/>
      <text:p text:style-name="P3"/>
      <text:p text:style-name="P3">Cours INF1995:</text:p>
      <text:p text:style-name="P3">Projet initial en génie informatique et travail en équipe</text:p>
      <text:p text:style-name="P3"/>
      <text:p text:style-name="P3"/>
      <text:p text:style-name="P3"/>
      <text:p text:style-name="P3"/>
      <text:p text:style-name="P3">Travail pratique 8</text:p>
      <text:p text:style-name="P3"/>
      <text:p text:style-name="P4">Makefile et production d<text:span text:style-name="T3">e</text:span> librairie statique</text:p>
      <text:p text:style-name="P3"/>
      <text:p text:style-name="P2"/>
      <text:p text:style-name="P2"/>
      <text:p text:style-name="P2"/>
      <text:p text:style-name="P2">Par l'équipe</text:p>
      <text:p text:style-name="P2"/>
      <text:p text:style-name="P2">No <text:span text:style-name="T4">9397</text:span></text:p>
      <text:p text:style-name="P2"/>
      <text:p text:style-name="P2"/>
      <text:p text:style-name="P2"/>
      <text:p text:style-name="P2"/>
      <text:p text:style-name="P2">Noms:</text:p>
      <text:p text:style-name="P2"/>
      <text:p text:style-name="P9">Maximilien Bianchi</text:p>
      <text:p text:style-name="P9">Jean-Raphael Matte</text:p>
      <text:p text:style-name="P9">William Chartrand</text:p>
      <text:p text:style-name="P9">Thomas Dufour</text:p>
      <text:p text:style-name="P2"/>
      <text:p text:style-name="P2"/>
      <text:p text:style-name="P2"/>
      <text:p text:style-name="P2"/>
      <text:p text:style-name="P2"/>
      <text:p text:style-name="P2"/>
      <text:p text:style-name="P2">Date: </text:p>
      <text:p text:style-name="P9">12 mars 2018</text:p>
      <text:p text:style-name="P2"/>
      <text:p text:style-name="P2"/>
      <text:p text:style-name="P5"/>
      <text:p text:style-name="P17">Partie 1 : Description de la librairie</text:p>
      <text:p text:style-name="P6"/>
      <text:p text:style-name="P16">Décrire la librairie construite et formée (<text:span text:style-name="T2">définitions, </text:span>fonctions ou classes, utilité, etc...) pour que cette partie du travail soient bien documentées pour la suite du projet pour le bénéfice de tous les membres de l'équipe.</text:p>
      <text:p text:style-name="P6"/>
      <text:p text:style-name="P6">//<text:span text:style-name="T9">Ce sont juste des points par le texte final obv.</text:span></text:p>
      <text:p text:style-name="P6"/>
      <text:p text:style-name="P15">Afin de construire la librairie a partir de nos anciens codes, nous avons decide d'utiliser des classes pour chacun des fonctionnalites les plus essentielles du robot. Premierement, la classe Button nous permet d'evaluer si le boutton est appuye ou non, <text:span text:style-name="T5">afin d'effectuer differentes actions. La classe Led nous permet de changer la couleur de la Led (eteint, vert, rouge ou ambree) de maniere directe, ainsi qu'en utilisant la frequence d'un PWM. Etant donne que nous utilisons le PWM, nous pouvons modifier la couleur de la Led a n'importe quelle couleur voulue entre le rouge et le vert. Ainsi, nous avons plus d'options, autre que le rouge, le vert et l'ambree. Nous avons inclus la classe Can, puisque elle nous etait pratique pour 2 de nos autres classe. Par soucis de consistance, nous l'avons renommee Adc, qui est le nom en anglais. Notre classe PhotoCell permet lae changement de couleur de la Led selon l'intensite recu par la photoresistance. //manque piezo et timer. Les portions de code choisies couvrent l'ensemble des actions que le robot doit effectuer dans le cadre de l'evaluation du cours. L'utilisation de classes facilite l'acces et la modification de nos differents attributs et permet......</text:span></text:p>
      <text:p text:style-name="P14"/>
      <text:p text:style-name="P13">Resume des classes</text:p>
      <text:p text:style-name="P13"/>
      <text:p text:style-name="P10">Classe Button:</text:p>
      <text:p text:style-name="P10"><text:tab/><text:span text:style-name="T6">-constructeur par parametres</text:span></text:p>
      <text:p text:style-name="P10"><text:tab/><text:span text:style-name="T6">-fonction isPressed, retourne un uint8_t</text:span></text:p>
      <text:p text:style-name="P10"/>
      <text:p text:style-name="P10">Classe Led:</text:p>
      <text:p text:style-name="P10"><text:tab/><text:span text:style-name="T6">-constructeur par parametres</text:span></text:p>
      <text:p text:style-name="P11"><text:tab/>-destructeur</text:p>
      <text:p text:style-name="P11"><text:tab/>-fonction amberColor, change la Led en Ambree</text:p>
      <text:p text:style-name="P11"><text:tab/>-fonction setColor, modifie <text:span text:style-name="T8">l</text:span>a Led a une couleur voulue</text:p>
      <text:p text:style-name="P11"><text:tab/>-fonction toggle<text:span text:style-name="T7">Color, change la Led au vert si elle etait rouge, et vice-versa</text:span></text:p>
      <text:p text:style-name="P10"/>
      <text:p text:style-name="P10">Classe Adc:</text:p>
      <text:p text:style-name="P10"><text:tab/><text:span text:style-name="T7">-constructeur par defaut</text:span></text:p>
      <text:p text:style-name="P10"><text:tab/><text:span text:style-name="T7">-destructeur</text:span></text:p>
      <text:p text:style-name="P10"><text:tab/><text:span text:style-name="T7">-fonction lecture</text:span></text:p>
      <text:p text:style-name="P10"/>
      <text:p text:style-name="P10">Classe PhotoCell:</text:p>
      <text:p text:style-name="P10"><text:tab/><text:span text:style-name="T7">-constructeur par defaut: ce constructeur initialise la valeur de valeurIntensite_ a 0.</text:span></text:p>
      <text:p text:style-name="P10"><text:tab/><text:span text:style-name="T7">-fonction AllumeDelAmbre, change la Led en Ambree: cette fonction fait clignoter <text:tab/>rapidement la led entre le rouge et le vert, afin d'obtenir la couleur ambree.</text:span></text:p>
      <text:p text:style-name="P12"><text:tab/>-fonction <text:span text:style-name="T10">s</text:span>etCouleurLed, change la couleur de la Led, selon l'intensite mesuree: <text:tab/><text:span text:style-name="T11">cette fonction mesure l'intensite recu par la photoresistance, puis modifie la couleur <text:tab/>de la led en fonction de la valeur de valeurIntensite_. Pour une luminosite faible, la <text:tab/>led devient verte. Pour une luminosite ambiante, la led devient ambre en utilisant la <text:tab/>fonction allumeDelAmbree, puis pour une luminosite eleve, la led devient rouge.</text:span></text:p>
      <text:p text:style-name="P10"/>
      <text:p text:style-name="P10">Classe Piezo:</text:p>
      <text:p text:style-name="P10"/>
      <text:p text:style-name="P13"><text:soft-page-break/>Classe Timer:</text:p>
      <text:p text:style-name="P13"><text:tab/>-constructeur par defaut</text:p>
      <text:p text:style-name="P13"><text:tab/>-destructeur</text:p>
      <text:p text:style-name="P13"><text:tab/>-fonction stop, arrete l'incrementation du timer</text:p>
      <text:p text:style-name="P13"><text:tab/>-fonction start, part le timer</text:p>
      <text:p text:style-name="P13"><text:tab/>-fonction clear, clear la valeur du timer</text:p>
      <text:p text:style-name="P13"><text:tab/>-fonction setTop, fixe la valeur du timer a la valeur maximale</text:p>
      <text:p text:style-name="P13"><text:tab/>-fonction getTop, permet d'obtenir la valeur maximale</text:p>
      <text:p text:style-name="P13"><text:tab/>-fonction schedule, scedule quand le timer va expirer</text:p>
      <text:p text:style-name="P13"><text:tab/>-fonction isExpired, retourne vrai lorsque le timer est expire</text:p>
      <text:p text:style-name="P6"/>
      <text:p text:style-name="P6"/>
      <text:p text:style-name="P6"/>
      <text:p text:style-name="P6"/>
      <text:p text:style-name="P5">Partie 2 : Décrire les modifications apportées au Makefile de départ</text:p>
      <text:p text:style-name="P6"/>
      <text:p text:style-name="P16">Décrire les quelques modifications apportées au Makefile de la librairie pour démontrer votre compréhension de la formation des fichiers. <text:s/>Faire de même pour les modifications apportées au Makefile du code (bidon) de test qui utilise cette librairie.</text:p>
      <text:p text:style-name="P6"/>
      <text:p text:style-name="P6"/>
      <text:p text:style-name="P6"><text:tab/><text:span text:style-name="T1">Le rapport total ne doit par dépasser 7 pages incluant la page couverture.</text:span></text:p>
      <text:p text:style-name="P7"/>
      <text:p text:style-name="P7"/>
      <text:p text:style-name="P7">Barème: vous serez jugé sur:</text:p>
      <text:list xml:id="list2536833016" text:style-name="L1">
        <text:list-item>
          <text:list>
            <text:list-item>
              <text:p text:style-name="P18">La <text:span text:style-name="T2">qualités et le choix de vos portions de code choisies ( 5 points sur 20 )</text:span></text:p>
            </text:list-item>
            <text:list-item>
              <text:p text:style-name="P19">La qualités de vos modifications aux Makefiles ( 5 points sur 20 )</text:p>
            </text:list-item>
            <text:list-item>
              <text:p text:style-name="P19">Le rapport ( <text:span text:style-name="T3">7</text:span> points sur 20 )</text:p>
              <text:list>
                <text:list-item>
                  <text:p text:style-name="P19">Explications cohérentes par rapport au code retenu pour former la librairie (2 points)</text:p>
                </text:list-item>
                <text:list-item>
                  <text:p text:style-name="P19">Explications cohérentes par rapport aux Makefiles modifiés (2 points)</text:p>
                </text:list-item>
                <text:list-item>
                  <text:p text:style-name="P19">Explications claires avec un bon niveau de détails (2 points)</text:p>
                </text:list-item>
                <text:list-item>
                  <text:p text:style-name="P19">Bon français (1 point)</text:p>
                </text:list-item>
              </text:list>
            </text:list-item>
            <text:list-item>
              <text:p text:style-name="P19">Bonne soumission de l'ensemble du code (compilation sans erreurs, …) et du rapport selon le format demandé ( 3 points sur 20 <text:s/>)</text:p>
            </text:list-item>
          </text:list>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1995<text:tab/><text:page-number text:select-page="current">3</text:page-number><text:tab/>Makefile et librairie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8:41:46.497000000</meta:creation-date>
    <meta:editing-duration>PT53M41S</meta:editing-duration>
    <meta:editing-cycles>15</meta:editing-cycles>
    <meta:generator>LibreOffice/5.3.7.2.0$Linux_X86_64 LibreOffice_project/30$Build-2</meta:generator>
    <dc:date>2018-03-08T10:01:31.944125348</dc:date>
    <meta:document-statistic meta:table-count="0" meta:image-count="0" meta:object-count="0" meta:page-count="3" meta:paragraph-count="61" meta:word-count="690" meta:character-count="4353" meta:non-whitespace-character-count="3701"/>
    <meta:user-defined meta:name="Info 1"/>
    <meta:user-defined meta:name="Info 2"/>
    <meta:user-defined meta:name="Info 3"/>
    <meta:user-defined meta:name="Info 4"/>
  </office:meta>
</office:document-meta>
</file>